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statusbar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family="table-column" style:name="defaultCol0">
      <style:table-column-properties style:column-width="20.0mm"/>
    </style:style>
    <style:style style:family="table-column" style:name="defaultCol1">
      <style:table-column-properties style:column-width="20.0mm"/>
    </style:style>
    <style:style style:family="table-column" style:name="defaultCol2">
      <style:table-column-properties style:column-width="20.0mm"/>
    </style:style>
    <style:style style:family="table-column" style:name="defaultCol3">
      <style:table-column-properties style:column-width="20.0mm"/>
    </style:style>
    <style:style style:family="table-column" style:name="defaultCol4">
      <style:table-column-properties style:column-width="20.0mm"/>
    </style:style>
    <style:style style:family="table-column" style:name="defaultCol5">
      <style:table-column-properties style:column-width="20.0mm"/>
    </style:style>
    <style:style style:family="table-column" style:name="defaultCol6">
      <style:table-column-properties style:column-width="20.0mm"/>
    </style:style>
    <style:style style:family="table-column" style:name="defaultCol7">
      <style:table-column-properties style:column-width="20.0mm"/>
    </style:style>
  </office:automatic-styles>
  <office:body>
    <office:spreadsheet>
      <table:table table:name="1800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row table:style-name="ro1">
          <table:table-cell office:value-type="string">
            <text:p>Total value</text:p>
          </table:table-cell>
          <table:table-cell office:value-type="float" office:value="1000.0">
            <text:p>1 000,00</text:p>
          </table:table-cell>
          <table:table-cell office:value-type="string">
            <text:p>Total expenses</text:p>
          </table:table-cell>
          <table:table-cell office:value-type="float" office:value="0">
            <text:p>0</text:p>
          </table:table-cell>
          <table:table-cell office:value-type="string">
            <text:p>Total incomes</text:p>
          </table:table-cell>
          <table:table-cell office:value-type="float" office:value="1000.0">
            <text:p>1 000,00</text:p>
          </table:table-cell>
          <table:table-cell table:number-columns-repeated="5"/>
        </table:table-row>
        <table:table-row table:style-name="ro1">
          <table:table-cell office:value-type="string">
            <text:p>Invoice ID</text:p>
          </table:table-cell>
          <table:table-cell office:value-type="string">
            <text:p>Type</text:p>
          </table:table-cell>
          <table:table-cell office:value-type="string">
            <text:p>From Name</text:p>
          </table:table-cell>
          <table:table-cell office:value-type="string">
            <text:p>From Address</text:p>
          </table:table-cell>
          <table:table-cell office:value-type="string">
            <text:p>To Name</text:p>
          </table:table-cell>
          <table:table-cell office:value-type="string">
            <text:p>To Address</text:p>
          </table:table-cell>
          <table:table-cell office:value-type="string">
            <text:p>Issue Date</text:p>
          </table:table-cell>
          <table:table-cell office:value-type="string">
            <text:p>Due Date</text:p>
          </table:table-cell>
          <table:table-cell office:value-type="string">
            <text:p>Total Amount</text:p>
          </table:table-cell>
          <table:table-cell office:value-type="string">
            <text:p>Item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COME</text:p>
          </table:table-cell>
          <table:table-cell office:value-type="string">
            <text:p>Katarina</text:p>
          </table:table-cell>
          <table:table-cell office:value-type="string">
            <text:p>Botanicka 45, Brno</text:p>
          </table:table-cell>
          <table:table-cell office:value-type="string">
            <text:p>Katarina Matusova</text:p>
          </table:table-cell>
          <table:table-cell office:value-type="string">
            <text:p>Pod hajom 1366, Dubnica</text:p>
          </table:table-cell>
          <table:table-cell office:value-type="string">
            <text:p>1800-03-10</text:p>
          </table:table-cell>
          <table:table-cell office:value-type="string">
            <text:p>1802-03-10</text:p>
          </table:table-cell>
          <table:table-cell office:value-type="float" office:value="500">
            <text:p>500</text:p>
          </table:table-cell>
          <table:table-cell office:value-type="string">
            <text:p>tv:200.0; pc:300.0; </text:p>
          </table:table-cell>
          <table:table-cell/>
        </table:table-row>
        <table:table-row>
          <table:table-cell office:value-type="float" office:value="2">
            <text:p>2,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,00</text:p>
          </table:table-cell>
          <table:table-cell>
            <text:p>tv:200.0; pc:300.0; </text:p>
          </table:table-cell>
          <table:table-cell table:number-columns-repeated="1"/>
        </table:table-row>
      </table:table>
      <table:table table:name="2015"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1" table:default-cell-style-name="Default"/>
        <table:table-row>
          <table:table-cell>
            <text:p>Total value</text:p>
          </table:table-cell>
          <table:table-cell office:value-type="float" office:value="-1546.5">
            <text:p>-1 546,50</text:p>
          </table:table-cell>
          <table:table-cell>
            <text:p>Total expenses</text:p>
          </table:table-cell>
          <table:table-cell office:value-type="float" office:value="1546.5">
            <text:p>1 546,50</text:p>
          </table:table-cell>
          <table:table-cell>
            <text:p>Total incomes</text:p>
          </table:table-cell>
          <table:table-cell office:value-type="float" office:value="0.0">
            <text:p>0,00</text:p>
          </table:table-cell>
          <table:table-cell table:number-columns-repeated="4"/>
          <table:table-cell/>
        </table:table-row>
        <table:table-row>
          <table:table-cell>
            <text:p>Invoice ID</text:p>
          </table:table-cell>
          <table:table-cell>
            <text:p>Type</text:p>
          </table:table-cell>
          <table:table-cell>
            <text:p>From Name</text:p>
          </table:table-cell>
          <table:table-cell>
            <text:p>From Address</text:p>
          </table:table-cell>
          <table:table-cell>
            <text:p>To Name</text:p>
          </table:table-cell>
          <table:table-cell>
            <text:p>To Address</text:p>
          </table:table-cell>
          <table:table-cell>
            <text:p>Issue Date</text:p>
          </table:table-cell>
          <table:table-cell>
            <text:p>Due Date</text:p>
          </table:table-cell>
          <table:table-cell>
            <text:p>Total Amount</text:p>
          </table:table-cell>
          <table:table-cell>
            <text:p>Items</text:p>
          </table:table-cell>
          <table:table-cell/>
        </table:table-row>
        <table:table-row>
          <table:table-cell office:value-type="float" office:value="1">
            <text:p>1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Philip Smith</text:p>
          </table:table-cell>
          <table:table-cell>
            <text:p>Ulica mieru 23 01841 Ilava</text:p>
          </table:table-cell>
          <table:table-cell>
            <text:p>2015-03-21</text:p>
          </table:table-cell>
          <table:table-cell>
            <text:p>2015-03-10</text:p>
          </table:table-cell>
          <table:table-cell office:value-type="float" office:value="-515.5">
            <text:p>-515,50</text:p>
          </table:table-cell>
          <table:table-cell>
            <text:p>Headphones:15.5; Computer:500.0; </text:p>
          </table:table-cell>
          <table:table-cell/>
        </table:table-row>
        <table:table-row>
          <table:table-cell office:value-type="float" office:value="6">
            <text:p>6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Philip Smith</text:p>
          </table:table-cell>
          <table:table-cell>
            <text:p>Ulica mieru 23 01841 Ilava</text:p>
          </table:table-cell>
          <table:table-cell>
            <text:p>2015-03-21</text:p>
          </table:table-cell>
          <table:table-cell>
            <text:p>2015-03-10</text:p>
          </table:table-cell>
          <table:table-cell office:value-type="float" office:value="-515.5">
            <text:p>-515,50</text:p>
          </table:table-cell>
          <table:table-cell>
            <text:p>Headphones:15.5; Computer:500.0; </text:p>
          </table:table-cell>
          <table:table-cell table:number-columns-repeated="1"/>
        </table:table-row>
        <table:table-row>
          <table:table-cell office:value-type="float" office:value="11">
            <text:p>11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Philip Smith</text:p>
          </table:table-cell>
          <table:table-cell>
            <text:p>Ulica mieru 23 01841 Ilava</text:p>
          </table:table-cell>
          <table:table-cell>
            <text:p>2015-03-21</text:p>
          </table:table-cell>
          <table:table-cell>
            <text:p>2015-03-10</text:p>
          </table:table-cell>
          <table:table-cell office:value-type="float" office:value="-515.5">
            <text:p>-515,50</text:p>
          </table:table-cell>
          <table:table-cell>
            <text:p>Headphones:15.5; Computer:500.0; </text:p>
          </table:table-cell>
          <table:table-cell table:number-columns-repeated="1"/>
        </table:table-row>
      </table:table>
      <table:table table:name="2018">
        <table:table-column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3" table:default-cell-style-name="Default"/>
        <table:table-row>
          <table:table-cell>
            <text:p>Total value</text:p>
          </table:table-cell>
          <table:table-cell office:value-type="float" office:value="0.0">
            <text:p>0,00</text:p>
          </table:table-cell>
          <table:table-cell>
            <text:p>Total expenses</text:p>
          </table:table-cell>
          <table:table-cell office:value-type="float" office:value="0.0">
            <text:p>0,00</text:p>
          </table:table-cell>
          <table:table-cell>
            <text:p>Total incomes</text:p>
          </table:table-cell>
          <table:table-cell office:value-type="float" office:value="0.0">
            <text:p>0,00</text:p>
          </table:table-cell>
          <table:table-cell table:number-columns-repeated="4"/>
          <table:table-cell/>
        </table:table-row>
        <table:table-row>
          <table:table-cell>
            <text:p>Invoice ID</text:p>
          </table:table-cell>
          <table:table-cell>
            <text:p>Type</text:p>
          </table:table-cell>
          <table:table-cell>
            <text:p>From Name</text:p>
          </table:table-cell>
          <table:table-cell>
            <text:p>From Address</text:p>
          </table:table-cell>
          <table:table-cell>
            <text:p>To Name</text:p>
          </table:table-cell>
          <table:table-cell>
            <text:p>To Address</text:p>
          </table:table-cell>
          <table:table-cell>
            <text:p>Issue Date</text:p>
          </table:table-cell>
          <table:table-cell>
            <text:p>Due Date</text:p>
          </table:table-cell>
          <table:table-cell>
            <text:p>Total Amount</text:p>
          </table:table-cell>
          <table:table-cell>
            <text:p>Items</text:p>
          </table:table-cell>
          <table:table-cell/>
        </table:table-row>
        <table:table-row>
          <table:table-cell office:value-type="float" office:value="2">
            <text:p>2,00</text:p>
          </table:table-cell>
          <table:table-cell>
            <text:p>INCOME</text:p>
          </table:table-cell>
          <table:table-cell>
            <text:p>Me</text:p>
          </table:table-cell>
          <table:table-cell>
            <text:p>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2018-04-05</text:p>
          </table:table-cell>
          <table:table-cell>
            <text:p>2018-05-30</text:p>
          </table:table-cell>
          <table:table-cell office:value-type="float" office:value="0.0">
            <text:p>0,00</text:p>
          </table:table-cell>
          <table:table-cell>
            <text:p/>
          </table:table-cell>
          <table:table-cell/>
        </table:table-row>
        <table:table-row>
          <table:table-cell office:value-type="float" office:value="7">
            <text:p>7,00</text:p>
          </table:table-cell>
          <table:table-cell>
            <text:p>INCOME</text:p>
          </table:table-cell>
          <table:table-cell>
            <text:p>Me</text:p>
          </table:table-cell>
          <table:table-cell>
            <text:p>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2018-04-05</text:p>
          </table:table-cell>
          <table:table-cell>
            <text:p>2018-05-30</text:p>
          </table:table-cell>
          <table:table-cell office:value-type="float" office:value="0.0">
            <text:p>0,00</text:p>
          </table:table-cell>
          <table:table-cell>
            <text:p/>
          </table:table-cell>
          <table:table-cell table:number-columns-repeated="1"/>
        </table:table-row>
        <table:table-row>
          <table:table-cell office:value-type="float" office:value="12">
            <text:p>12,00</text:p>
          </table:table-cell>
          <table:table-cell>
            <text:p>INCOME</text:p>
          </table:table-cell>
          <table:table-cell>
            <text:p>Me</text:p>
          </table:table-cell>
          <table:table-cell>
            <text:p>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2018-04-05</text:p>
          </table:table-cell>
          <table:table-cell>
            <text:p>2018-05-30</text:p>
          </table:table-cell>
          <table:table-cell office:value-type="float" office:value="0.0">
            <text:p>0,00</text:p>
          </table:table-cell>
          <table:table-cell>
            <text:p/>
          </table:table-cell>
          <table:table-cell table:number-columns-repeated="1"/>
        </table:table-row>
      </table:table>
      <table:table table:name="1980">
        <table:table-column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5" table:default-cell-style-name="Default"/>
        <table:table-row>
          <table:table-cell>
            <text:p>Total value</text:p>
          </table:table-cell>
          <table:table-cell office:value-type="float" office:value="0.0">
            <text:p>0,00</text:p>
          </table:table-cell>
          <table:table-cell>
            <text:p>Total expenses</text:p>
          </table:table-cell>
          <table:table-cell office:value-type="float" office:value="1540.5">
            <text:p>1 540,50</text:p>
          </table:table-cell>
          <table:table-cell>
            <text:p>Total incomes</text:p>
          </table:table-cell>
          <table:table-cell office:value-type="float" office:value="1540.5">
            <text:p>1 540,50</text:p>
          </table:table-cell>
          <table:table-cell table:number-columns-repeated="4"/>
          <table:table-cell/>
        </table:table-row>
        <table:table-row>
          <table:table-cell>
            <text:p>Invoice ID</text:p>
          </table:table-cell>
          <table:table-cell>
            <text:p>Type</text:p>
          </table:table-cell>
          <table:table-cell>
            <text:p>From Name</text:p>
          </table:table-cell>
          <table:table-cell>
            <text:p>From Address</text:p>
          </table:table-cell>
          <table:table-cell>
            <text:p>To Name</text:p>
          </table:table-cell>
          <table:table-cell>
            <text:p>To Address</text:p>
          </table:table-cell>
          <table:table-cell>
            <text:p>Issue Date</text:p>
          </table:table-cell>
          <table:table-cell>
            <text:p>Due Date</text:p>
          </table:table-cell>
          <table:table-cell>
            <text:p>Total Amount</text:p>
          </table:table-cell>
          <table:table-cell>
            <text:p>Items</text:p>
          </table:table-cell>
          <table:table-cell/>
        </table:table-row>
        <table:table-row>
          <table:table-cell office:value-type="float" office:value="3">
            <text:p>3,00</text:p>
          </table:table-cell>
          <table:table-cell>
            <text:p>INCOME</text:p>
          </table:table-cell>
          <table:table-cell>
            <text:p>Philipppp</text:p>
          </table:table-cell>
          <table:table-cell>
            <text:p>Slovaki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1980-03-10</text:p>
          </table:table-cell>
          <table:table-cell>
            <text:p>2015-03-05</text:p>
          </table:table-cell>
          <table:table-cell office:value-type="float" office:value="513.5">
            <text:p>513,50</text:p>
          </table:table-cell>
          <table:table-cell>
            <text:p>tv:500.0; book:10.5; pen:3.0; </text:p>
          </table:table-cell>
          <table:table-cell/>
        </table:table-row>
        <table:table-row>
          <table:table-cell office:value-type="float" office:value="4">
            <text:p>4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Tom</text:p>
          </table:table-cell>
          <table:table-cell>
            <text:p>address</text:p>
          </table:table-cell>
          <table:table-cell>
            <text:p>1980-03-11</text:p>
          </table:table-cell>
          <table:table-cell>
            <text:p>2015-03-05</text:p>
          </table:table-cell>
          <table:table-cell office:value-type="float" office:value="-513.5">
            <text:p>-513,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8">
            <text:p>8,00</text:p>
          </table:table-cell>
          <table:table-cell>
            <text:p>INCOME</text:p>
          </table:table-cell>
          <table:table-cell>
            <text:p>Philipppp</text:p>
          </table:table-cell>
          <table:table-cell>
            <text:p>Slovaki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1980-03-10</text:p>
          </table:table-cell>
          <table:table-cell>
            <text:p>2015-03-05</text:p>
          </table:table-cell>
          <table:table-cell office:value-type="float" office:value="513.5">
            <text:p>513,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9">
            <text:p>9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Tom</text:p>
          </table:table-cell>
          <table:table-cell>
            <text:p>address</text:p>
          </table:table-cell>
          <table:table-cell>
            <text:p>1980-03-11</text:p>
          </table:table-cell>
          <table:table-cell>
            <text:p>2015-03-05</text:p>
          </table:table-cell>
          <table:table-cell office:value-type="float" office:value="-513.5">
            <text:p>-513,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13">
            <text:p>13,00</text:p>
          </table:table-cell>
          <table:table-cell>
            <text:p>INCOME</text:p>
          </table:table-cell>
          <table:table-cell>
            <text:p>Philipppp</text:p>
          </table:table-cell>
          <table:table-cell>
            <text:p>Slovaki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1980-03-10</text:p>
          </table:table-cell>
          <table:table-cell>
            <text:p>2015-03-05</text:p>
          </table:table-cell>
          <table:table-cell office:value-type="float" office:value="513.5">
            <text:p>513,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14">
            <text:p>14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Tom</text:p>
          </table:table-cell>
          <table:table-cell>
            <text:p>address</text:p>
          </table:table-cell>
          <table:table-cell>
            <text:p>1980-03-11</text:p>
          </table:table-cell>
          <table:table-cell>
            <text:p>2015-03-05</text:p>
          </table:table-cell>
          <table:table-cell office:value-type="float" office:value="-513.5">
            <text:p>-513,50</text:p>
          </table:table-cell>
          <table:table-cell>
            <text:p>tv:500.0; book:10.5; pen:3.0; </text:p>
          </table:table-cell>
          <table:table-cell table:number-columns-repeated="1"/>
        </table:table-row>
      </table:table>
      <table:table table:name="2016">
        <table:table-column table:default-cell-style-name="Default"/>
        <table:table-column table:style-name="defaultCol6" table:default-cell-style-name="Default"/>
        <table:table-column table:style-name="defaultCol6" table:default-cell-style-name="Default"/>
        <table:table-column table:style-name="defaultCol6" table:default-cell-style-name="Default"/>
        <table:table-column table:style-name="defaultCol6" table:default-cell-style-name="Default"/>
        <table:table-column table:style-name="defaultCol6" table:default-cell-style-name="Default"/>
        <table:table-column table:style-name="defaultCol6" table:default-cell-style-name="Default"/>
        <table:table-column table:style-name="defaultCol6" table:default-cell-style-name="Default"/>
        <table:table-column table:style-name="defaultCol6" table:default-cell-style-name="Default"/>
        <table:table-column table:style-name="defaultCol6" table:default-cell-style-name="Default"/>
        <table:table-column table:style-name="defaultCol7" table:default-cell-style-name="Default"/>
        <table:table-row>
          <table:table-cell>
            <text:p>Total value</text:p>
          </table:table-cell>
          <table:table-cell office:value-type="float" office:value="0.0">
            <text:p>0,00</text:p>
          </table:table-cell>
          <table:table-cell>
            <text:p>Total expenses</text:p>
          </table:table-cell>
          <table:table-cell office:value-type="float" office:value="0.0">
            <text:p>0,00</text:p>
          </table:table-cell>
          <table:table-cell>
            <text:p>Total incomes</text:p>
          </table:table-cell>
          <table:table-cell office:value-type="float" office:value="0.0">
            <text:p>0,00</text:p>
          </table:table-cell>
          <table:table-cell table:number-columns-repeated="4"/>
          <table:table-cell/>
        </table:table-row>
        <table:table-row>
          <table:table-cell>
            <text:p>Invoice ID</text:p>
          </table:table-cell>
          <table:table-cell>
            <text:p>Type</text:p>
          </table:table-cell>
          <table:table-cell>
            <text:p>From Name</text:p>
          </table:table-cell>
          <table:table-cell>
            <text:p>From Address</text:p>
          </table:table-cell>
          <table:table-cell>
            <text:p>To Name</text:p>
          </table:table-cell>
          <table:table-cell>
            <text:p>To Address</text:p>
          </table:table-cell>
          <table:table-cell>
            <text:p>Issue Date</text:p>
          </table:table-cell>
          <table:table-cell>
            <text:p>Due Date</text:p>
          </table:table-cell>
          <table:table-cell>
            <text:p>Total Amount</text:p>
          </table:table-cell>
          <table:table-cell>
            <text:p>Items</text:p>
          </table:table-cell>
          <table:table-cell/>
        </table:table-row>
        <table:table-row>
          <table:table-cell office:value-type="float" office:value="5">
            <text:p>5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You</text:p>
          </table:table-cell>
          <table:table-cell>
            <text:p>B</text:p>
          </table:table-cell>
          <table:table-cell>
            <text:p>2016-03-10</text:p>
          </table:table-cell>
          <table:table-cell>
            <text:p>2015-03-30</text:p>
          </table:table-cell>
          <table:table-cell office:value-type="float" office:value="-0.0">
            <text:p>-0,00</text:p>
          </table:table-cell>
          <table:table-cell>
            <text:p/>
          </table:table-cell>
          <table:table-cell/>
        </table:table-row>
        <table:table-row>
          <table:table-cell office:value-type="float" office:value="10">
            <text:p>10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You</text:p>
          </table:table-cell>
          <table:table-cell>
            <text:p>B</text:p>
          </table:table-cell>
          <table:table-cell>
            <text:p>2016-03-10</text:p>
          </table:table-cell>
          <table:table-cell>
            <text:p>2015-03-30</text:p>
          </table:table-cell>
          <table:table-cell office:value-type="float" office:value="-0.0">
            <text:p>-0,00</text:p>
          </table:table-cell>
          <table:table-cell>
            <text:p/>
          </table:table-cell>
          <table:table-cell table:number-columns-repeated="1"/>
        </table:table-row>
        <table:table-row>
          <table:table-cell office:value-type="float" office:value="15">
            <text:p>15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You</text:p>
          </table:table-cell>
          <table:table-cell>
            <text:p>B</text:p>
          </table:table-cell>
          <table:table-cell>
            <text:p>2016-03-10</text:p>
          </table:table-cell>
          <table:table-cell>
            <text:p>2015-03-30</text:p>
          </table:table-cell>
          <table:table-cell office:value-type="float" office:value="-0.0">
            <text:p>-0,00</text:p>
          </table:table-cell>
          <table:table-cell>
            <text:p/>
          </table:table-cell>
          <table:table-cell table:number-columns-repeated="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k" fo:country="S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14.06.2018</text:date>, <text:time>11:21:19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4T11:21:19.11</dc:date>
    <meta:editing-duration>PT34M26S</meta:editing-duration>
    <meta:editing-cycles>20</meta:editing-cycles>
    <meta:generator>OpenOffice/4.1.5$Win32 OpenOffice.org_project/415m1$Build-9789</meta:generator>
    <meta:document-statistic meta:table-count="1" meta:cell-count="26" meta:object-count="0"/>
  </office:meta>
</office:document-meta>
</file>